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rsid="001e5f8b" officeooo:paragraph-rsid="001e5f8b" style:font-size-asian="15pt" style:font-name-complex="Nazli" style:font-size-complex="15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rsid="001e5f8b" officeooo:paragraph-rsid="001e5f8b" style:font-size-asian="15pt" style:font-name-complex="Nazli" style:font-size-complex="15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rsid="001e8b9b" officeooo:paragraph-rsid="001e8b9b" style:font-size-asian="15pt" style:font-name-complex="Nazli" style:font-size-complex="15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rsid="001f159c" officeooo:paragraph-rsid="001f159c" style:font-size-asian="15pt" style:font-name-complex="Nazli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کار‌های امروز:</text:p>
      <text:p text:style-name="P1">۱. کار<text:line-break/>۲. مبانی بینایی</text:p>
      <text:p text:style-name="P1"/>
      <text:p text:style-name="P1"/>
      <text:p text:style-name="P3">من این موارد را اضافه کردم. ۱ <text:s/>۲ <text:s/>۳</text:p>
      <text:p text:style-name="P3"/>
      <text:p text:style-name="P4">برنچ جدید ایجاد کردم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09:56:45.976654540</meta:creation-date>
    <dc:date>2024-05-28T13:21:07.806623390</dc:date>
    <meta:editing-duration>PT8M1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0" meta:character-count="90" meta:non-whitespace-character-count="72"/>
  </office:meta>
</office:document-meta>
</file>